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ira Sans" svg:font-family="Fira Sans" style:font-family-generic="system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p2" style:master-page-name="MP0" style:family="paragraph">
      <style:paragraph-properties fo:break-before="page"/>
      <style:text-properties style:font-name="Fira Sans" fo:font-weight="normal" style:font-weight-asian="normal" fo:color="#212529"/>
    </style:style>
    <style:style style:name="T2" style:parent-style-name="Standaardalinea-lettertype" style:family="text">
      <style:text-properties style:font-name="Fira Sans" fo:color="#212529" fo:font-size="11pt" style:font-size-asian="11pt"/>
    </style:style>
    <style:style style:name="T3" style:parent-style-name="StrongEmphasis" style:family="text">
      <style:text-properties style:font-name="Fira Sans" fo:color="#212529" fo:font-size="11pt" style:font-size-asian="11pt"/>
    </style:style>
    <style:style style:name="T4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5" style:parent-style-name="StrongEmphasis" style:family="text">
      <style:text-properties style:font-name="Fira Sans" fo:color="#212529" fo:font-size="11pt" style:font-size-asian="11pt" fo:language="en" fo:country="US"/>
    </style:style>
    <style:style style:name="T6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7" style:parent-style-name="StrongEmphasis" style:family="text">
      <style:text-properties style:font-name="Fira Sans" fo:color="#212529" fo:font-size="11pt" style:font-size-asian="11pt" fo:language="en" fo:country="US"/>
    </style:style>
    <style:style style:name="T8" style:parent-style-name="Standaardalinea-lettertype" style:family="text">
      <style:text-properties style:font-name="Fira Sans" fo:color="#212529" fo:font-size="11pt" style:font-size-asian="11pt"/>
    </style:style>
    <style:style style:name="T9" style:parent-style-name="StrongEmphasis" style:family="text">
      <style:text-properties style:font-name="Fira Sans" fo:color="#212529" fo:font-size="11pt" style:font-size-asian="11pt"/>
    </style:style>
    <style:style style:name="T10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11" style:parent-style-name="StrongEmphasis" style:family="text">
      <style:text-properties style:font-name="Fira Sans" fo:color="#212529" fo:font-size="11pt" style:font-size-asian="11pt" fo:language="en" fo:country="US"/>
    </style:style>
    <style:style style:name="T12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13" style:parent-style-name="StrongEmphasis" style:family="text">
      <style:text-properties style:font-name="Fira Sans" fo:color="#212529" fo:font-size="11pt" style:font-size-asian="11pt" fo:language="en" fo:country="US"/>
    </style:style>
    <style:style style:name="P14" style:parent-style-name="Textbody" style:family="paragraph">
      <style:text-properties style:font-name="Fira Sans" fo:color="#212529" fo:font-size="11pt" style:font-size-asian="11pt" fo:language="en" fo:country="US"/>
    </style:style>
    <style:style style:name="T15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16" style:parent-style-name="StrongEmphasis" style:family="text">
      <style:text-properties style:font-name="Fira Sans" fo:color="#212529" fo:font-size="11pt" style:font-size-asian="11pt" fo:language="en" fo:country="US"/>
    </style:style>
    <style:style style:name="T17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18" style:parent-style-name="StrongEmphasis" style:family="text">
      <style:text-properties style:font-name="Fira Sans" fo:color="#212529" fo:font-size="11pt" style:font-size-asian="11pt" fo:language="en" fo:country="US"/>
    </style:style>
    <style:style style:name="T19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0" style:parent-style-name="StrongEmphasis" style:family="text">
      <style:text-properties style:font-name="Fira Sans" fo:color="#212529" fo:font-size="11pt" style:font-size-asian="11pt" fo:language="en" fo:country="US"/>
    </style:style>
    <style:style style:name="T21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2" style:parent-style-name="StrongEmphasis" style:family="text">
      <style:text-properties style:font-name="Fira Sans" fo:color="#212529" fo:font-size="11pt" style:font-size-asian="11pt" fo:language="en" fo:country="US"/>
    </style:style>
    <style:style style:name="T23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4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5" style:parent-style-name="StrongEmphasis" style:family="text">
      <style:text-properties style:font-name="Fira Sans" fo:color="#212529" fo:font-size="11pt" style:font-size-asian="11pt" fo:language="en" fo:country="US"/>
    </style:style>
    <style:style style:name="T26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7" style:parent-style-name="StrongEmphasis" style:family="text">
      <style:text-properties style:font-name="Fira Sans" fo:color="#212529" fo:font-size="11pt" style:font-size-asian="11pt" fo:language="en" fo:country="US"/>
    </style:style>
    <style:style style:name="T28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9" style:parent-style-name="StrongEmphasis" style:family="text">
      <style:text-properties style:font-name="Fira Sans" fo:color="#212529" fo:font-size="11pt" style:font-size-asian="11pt" fo:language="en" fo:country="US"/>
    </style:style>
    <style:style style:name="P30" style:parent-style-name="Textbody" style:family="paragraph">
      <style:text-properties style:font-name="Fira Sans" fo:color="#212529" fo:font-size="11pt" style:font-size-asian="11pt"/>
    </style:style>
    <style:style style:name="P31" style:parent-style-name="Textbody" style:family="paragraph">
      <style:text-properties style:font-name="Fira Sans" fo:color="#212529" fo:font-size="11pt" style:font-size-asian="11pt"/>
    </style:style>
    <style:style style:name="P32" style:parent-style-name="Textbody" style:family="paragraph">
      <style:text-properties style:font-name="Fira Sans" fo:color="#212529" fo:font-size="11pt" style:font-size-asian="11pt"/>
    </style:style>
    <style:style style:name="P33" style:parent-style-name="Textbody" style:family="paragraph">
      <style:text-properties style:font-name="Fira Sans" fo:color="#212529" fo:font-size="11pt" style:font-size-asian="11pt" fo:language="en" fo:country="US"/>
    </style:style>
    <style:style style:name="P34" style:parent-style-name="Textbody" style:family="paragraph">
      <style:text-properties style:font-name="Fira Sans" fo:color="#212529" fo:font-size="11pt" style:font-size-asian="11pt" fo:language="en" fo:country="US"/>
    </style:style>
    <style:style style:name="P35" style:parent-style-name="Textbody" style:family="paragraph">
      <style:text-properties style:font-name="Fira Sans" fo:color="#212529" fo:font-size="11pt" style:font-size-asian="11pt" fo:language="en" fo:country="US"/>
    </style:style>
    <style:style style:name="P36" style:parent-style-name="Textbody" style:family="paragraph">
      <style:text-properties style:font-name="Fira Sans" fo:color="#212529" fo:font-size="11pt" style:font-size-asian="11pt"/>
    </style:style>
    <style:style style:name="P37" style:parent-style-name="Textbody" style:family="paragraph">
      <style:text-properties style:font-name="Helvetica"/>
    </style:style>
    <style:style style:name="P38" style:parent-style-name="Textbody" style:family="paragraph">
      <style:text-properties style:font-name="Helvetica"/>
    </style:style>
    <style:style style:name="P39" style:parent-style-name="Textbody" style:family="paragraph">
      <style:text-properties style:font-name="Helvetica"/>
    </style:style>
    <style:style style:name="P40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41" style:parent-style-name="Standaardalinea-lettertype" style:family="text">
      <style:text-properties style:font-name="Courier New" style:font-name-asian="Times New Roman" style:font-name-complex="Courier New" fo:color="#676F7D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42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43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4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45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4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4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48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4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1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2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4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6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8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5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0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63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64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6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7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69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0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1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2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74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75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7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8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7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0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2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85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86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8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8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0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2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4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97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98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9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0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2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4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7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8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09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0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12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113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14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6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1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18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1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0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2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4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8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2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0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31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3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3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34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3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36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3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38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3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0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1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2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3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4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45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4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8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4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0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2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7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5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61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 fo:hyphenate="true"/>
    </style:style>
    <style:style style:name="P162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 fo:hyphenate="true"/>
    </style:style>
    <style:style style:name="P163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64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6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8" style:parent-style-name="Standaardalinea-lettertype" style:family="text">
      <style:text-properties style:font-name="Courier New" style:font-name-asian="Times New Roman" style:font-name-complex="Courier New" fo:font-style="italic" style:font-style-asian="italic" style:font-style-complex="italic" fo:color="#D19A66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6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70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7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2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4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P177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7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fr" fo:country="BE" style:language-asian="nl" style:country-asian="BE" style:language-complex="ar" style:country-complex="SA"/>
    </style:style>
    <style:style style:name="T179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80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8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82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8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84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8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86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8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88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189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90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93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19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5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19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198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199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00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01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3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5" style:parent-style-name="Standaardalinea-lettertype" style:family="text">
      <style:text-properties style:font-name="Courier New" style:font-name-asian="Times New Roman" style:font-name-complex="Courier New" fo:font-style="italic" style:font-style-asian="italic" style:font-style-complex="italic" fo:color="#D19A66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07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0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09" style:parent-style-name="Standaardalinea-lettertype" style:family="text">
      <style:text-properties style:font-name="Courier New" style:font-name-asian="Times New Roman" style:font-name-complex="Courier New" fo:color="#61AFE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0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1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2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14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1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6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1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19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20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21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22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23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24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25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26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27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28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2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0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35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3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7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8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39" style:parent-style-name="Standaardalinea-lettertype" style:family="text">
      <style:text-properties style:font-name="Courier New" style:font-name-asian="Times New Roman" style:font-name-complex="Courier New" fo:color="#E5C07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0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2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3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46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47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48" style:parent-style-name="Standaard" style:family="paragraph">
      <style:paragraph-properties style:vertical-align="auto" style:line-height-at-least="0.1979in" fo:background-color="#282C34"/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 fo:hyphenate="true"/>
    </style:style>
    <style:style style:name="P249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50" style:parent-style-name="Standaardalinea-lettertype" style:family="text">
      <style:text-properties style:font-name="Courier New" style:font-name-asian="Times New Roman" style:font-name-complex="Courier New" fo:color="#56B6C2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1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2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3" style:parent-style-name="Standaardalinea-lettertype" style:family="text">
      <style:text-properties style:font-name="Courier New" style:font-name-asian="Times New Roman" style:font-name-complex="Courier New" fo:color="#E06C75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5" style:parent-style-name="Standaardalinea-lettertype" style:family="text">
      <style:text-properties style:font-name="Courier New" style:font-name-asian="Times New Roman" style:font-name-complex="Courier New" fo:color="#98C379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6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57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5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59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60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61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62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63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64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65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66" style:parent-style-name="Standaard" style:family="paragraph">
      <style:paragraph-properties style:vertical-align="auto" style:line-height-at-least="0.1979in" fo:background-color="#282C34"/>
      <style:text-properties fo:hyphenate="true"/>
    </style:style>
    <style:style style:name="T267" style:parent-style-name="Standaardalinea-lettertype" style:family="text">
      <style:text-properties style:font-name="Courier New" style:font-name-asian="Times New Roman" style:font-name-complex="Courier New" fo:color="#ABB2BF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T268" style:parent-style-name="Standaardalinea-lettertype" style:family="text">
      <style:text-properties style:font-name="Courier New" style:font-name-asian="Times New Roman" style:font-name-complex="Courier New" fo:color="#BBBBBB" style:letter-kerning="false" fo:font-size="10.5pt" style:font-size-asian="10.5pt" style:font-size-complex="10.5pt" fo:language="en" fo:country="US" style:language-asian="nl" style:country-asian="BE" style:language-complex="ar" style:country-complex="SA"/>
    </style:style>
    <style:style style:name="P269" style:parent-style-name="Textbody" style:family="paragraph">
      <style:text-properties style:font-name="Fira Sans" fo:font-size="11pt" style:font-size-asian="11pt" fo:language="en" fo:country="US"/>
    </style:style>
    <style:style style:name="P270" style:parent-style-name="Textbody" style:family="paragraph">
      <style:text-properties style:font-name="Fira Sans" fo:font-size="11pt" style:font-size-asian="11pt" fo:language="en" fo:country="US"/>
    </style:style>
    <style:style style:name="P271" style:parent-style-name="Textbody" style:family="paragraph">
      <style:text-properties style:font-name="Fira Sans" fo:font-size="11pt" style:font-size-asian="11pt" fo:language="en" fo:country="US"/>
    </style:style>
    <style:style style:name="P272" style:parent-style-name="Textbody" style:family="paragraph">
      <style:text-properties style:font-name="Fira Sans" fo:font-size="11pt" style:font-size-asian="11pt" fo:language="en" fo:country="US"/>
    </style:style>
    <style:style style:name="P273" style:parent-style-name="Textbody" style:family="paragraph">
      <style:text-properties style:font-name="Fira Sans" fo:font-size="11pt" style:font-size-asian="11pt"/>
    </style:style>
    <style:style style:name="P274" style:parent-style-name="Textbody" style:family="paragraph">
      <style:text-properties style:font-name="Fira Sans" fo:font-size="11pt" style:font-size-asian="11pt"/>
    </style:style>
    <style:style style:name="P275" style:parent-style-name="Textbody" style:family="paragraph">
      <style:text-properties style:font-name="Fira Sans" fo:font-size="11pt" style:font-size-asian="11pt"/>
    </style:style>
    <style:style style:name="P276" style:parent-style-name="Textbody" style:family="paragraph">
      <style:text-properties style:font-name="Fira Sans" fo:font-size="11pt" style:font-size-asian="11pt"/>
    </style:style>
    <style:style style:name="P277" style:parent-style-name="Textbody" style:family="paragraph">
      <style:text-properties style:font-name="Fira Sans" fo:font-size="11pt" style:font-size-asian="11pt"/>
    </style:style>
    <style:style style:name="P278" style:parent-style-name="Textbody" style:family="paragraph">
      <style:text-properties style:font-name="Fira Sans" fo:font-size="11pt" style:font-size-asian="11pt"/>
    </style:style>
    <style:style style:name="P279" style:parent-style-name="Textbody" style:family="paragraph">
      <style:text-properties style:font-name="Fira Sans" fo:font-size="11pt" style:font-size-asian="11pt"/>
    </style:style>
    <style:style style:name="P280" style:parent-style-name="Textbody" style:family="paragraph">
      <style:text-properties style:font-name="Fira Sans" fo:font-size="11pt" style:font-size-asian="11pt"/>
    </style:style>
    <style:style style:name="P281" style:parent-style-name="Textbody" style:family="paragraph">
      <style:text-properties style:font-name="Fira Sans" fo:font-size="11pt" style:font-size-asian="11pt"/>
    </style:style>
    <style:style style:name="P282" style:parent-style-name="Textbody" style:family="paragraph">
      <style:text-properties style:font-name="Fira Sans" fo:font-size="11pt" style:font-size-asian="11pt"/>
    </style:style>
    <style:style style:name="P283" style:parent-style-name="Textbody" style:family="paragraph">
      <style:text-properties style:font-name="Fira Sans" fo:font-size="11pt" style:font-size-asian="11pt"/>
    </style:style>
    <style:style style:name="P284" style:parent-style-name="Textbody" style:family="paragraph">
      <style:text-properties style:font-name="Fira Sans" fo:font-size="11pt" style:font-size-asian="11pt"/>
    </style:style>
    <style:style style:name="P285" style:parent-style-name="Textbody" style:family="paragraph">
      <style:text-properties style:font-name="Fira Sans" fo:font-size="11pt" style:font-size-asian="11pt"/>
    </style:style>
    <style:style style:name="P286" style:parent-style-name="Textbody" style:family="paragraph">
      <style:text-properties style:font-name="Fira Sans" fo:font-size="11pt" style:font-size-asian="11pt"/>
    </style:style>
    <style:style style:name="P287" style:parent-style-name="Textbody" style:family="paragraph">
      <style:text-properties style:font-name="Fira Sans" fo:font-size="11pt" style:font-size-asian="11pt"/>
    </style:style>
    <style:style style:name="P288" style:parent-style-name="Textbody" style:family="paragraph">
      <style:text-properties style:font-name="Fira Sans" fo:font-size="11pt" style:font-size-asian="11pt"/>
    </style:style>
    <style:style style:name="P289" style:parent-style-name="Textbody" style:family="paragraph">
      <style:text-properties style:font-name="Fira Sans" fo:font-size="11pt" style:font-size-asian="11pt"/>
    </style:style>
    <style:style style:name="P290" style:parent-style-name="Textbody" style:family="paragraph">
      <style:text-properties style:font-name="Fira Sans" fo:font-size="11pt" style:font-size-asian="11pt"/>
    </style:style>
    <style:style style:name="P291" style:parent-style-name="Textbody" style:family="paragraph">
      <style:text-properties style:font-name="Fira Sans" fo:font-size="11pt" style:font-size-asian="11pt"/>
    </style:style>
    <style:style style:name="P292" style:parent-style-name="Textbody" style:family="paragraph">
      <style:text-properties style:font-name="Fira Sans" fo:font-size="11pt" style:font-size-asian="11pt"/>
    </style:style>
    <style:style style:name="P293" style:parent-style-name="Textbody" style:family="paragraph">
      <style:text-properties style:font-name="Fira Sans" fo:font-size="11pt" style:font-size-asian="11pt"/>
    </style:style>
    <style:style style:name="P294" style:parent-style-name="Textbody" style:family="paragraph">
      <style:text-properties style:font-name="Fira Sans" fo:font-size="11pt" style:font-size-asian="11pt"/>
    </style:style>
    <style:style style:name="P295" style:parent-style-name="Textbody" style:family="paragraph">
      <style:text-properties style:font-name="Fira Sans" fo:font-size="11pt" style:font-size-asian="11pt"/>
    </style:style>
    <style:style style:name="P296" style:parent-style-name="Textbody" style:family="paragraph">
      <style:text-properties style:font-name="Fira Sans" fo:font-size="11pt" style:font-size-asian="11pt"/>
    </style:style>
    <style:style style:name="P297" style:parent-style-name="Textbody" style:family="paragraph">
      <style:text-properties style:font-name="Fira Sans" fo:font-size="11pt" style:font-size-asian="11pt" fo:language="en" fo:country="US"/>
    </style:style>
    <style:style style:name="P298" style:parent-style-name="Textbody" style:family="paragraph">
      <style:text-properties style:font-name="Fira Sans" fo:font-size="11pt" style:font-size-asian="11pt" fo:language="en" fo:country="US"/>
    </style:style>
    <style:style style:name="P299" style:parent-style-name="Textbody" style:family="paragraph">
      <style:text-properties style:font-name="Fira Sans" fo:font-size="11pt" style:font-size-asian="11pt" fo:language="en" fo:country="US"/>
    </style:style>
    <style:style style:name="P300" style:parent-style-name="Textbody" style:family="paragraph">
      <style:text-properties style:font-name="Fira Sans" fo:font-size="11pt" style:font-size-asian="11pt"/>
    </style:style>
    <style:style style:name="P301" style:parent-style-name="Textbody" style:family="paragraph">
      <style:text-properties style:font-name="Fira Sans" fo:font-size="11pt" style:font-size-asian="11pt"/>
    </style:style>
    <style:style style:name="P302" style:parent-style-name="Textbody" style:family="paragraph">
      <style:text-properties style:font-name="Fira Sans" fo:font-size="11pt" style:font-size-asian="11pt"/>
    </style:style>
    <style:style style:name="P303" style:parent-style-name="Textbody" style:family="paragraph">
      <style:text-properties style:font-name="Fira Sans" fo:font-size="11pt" style:font-size-asian="11pt" fo:language="en" fo:country="US"/>
    </style:style>
    <style:style style:name="P304" style:parent-style-name="Textbody" style:family="paragraph">
      <style:text-properties style:font-name="Fira Sans" fo:font-size="11pt" style:font-size-asian="11pt" fo:language="en" fo:country="US"/>
    </style:style>
    <style:style style:name="P305" style:parent-style-name="Textbody" style:family="paragraph">
      <style:text-properties style:font-name="Fira Sans" fo:font-size="11pt" style:font-size-asian="11pt"/>
    </style:style>
    <style:style style:name="P306" style:parent-style-name="Textbody" style:family="paragraph">
      <style:text-properties style:font-name="Fira Sans" fo:font-size="11pt" style:font-size-asian="11pt" fo:language="en" fo:country="US"/>
    </style:style>
    <style:style style:name="P307" style:parent-style-name="Textbody" style:family="paragraph">
      <style:text-properties style:font-name="Fira Sans" fo:font-size="11pt" style:font-size-asian="11pt" fo:language="en" fo:country="US"/>
    </style:style>
    <style:style style:name="P308" style:parent-style-name="Textbody" style:family="paragraph">
      <style:text-properties style:font-name="Fira Sans" fo:font-size="11pt" style:font-size-asian="11pt"/>
    </style:style>
    <style:style style:name="P309" style:parent-style-name="Textbody" style:family="paragraph">
      <style:text-properties style:font-name="Fira Sans" fo:font-size="11pt" style:font-size-asian="11pt" fo:language="en" fo:country="US"/>
    </style:style>
    <style:style style:name="P310" style:parent-style-name="Textbody" style:family="paragraph">
      <style:text-properties style:font-name="Fira Sans" fo:font-size="11pt" style:font-size-asian="11pt" fo:language="en" fo:country="US"/>
    </style:style>
    <style:style style:name="P311" style:parent-style-name="Textbody" style:family="paragraph">
      <style:text-properties style:font-name="Fira Sans" fo:font-size="11pt" style:font-size-asian="11pt"/>
    </style:style>
    <style:style style:name="P312" style:parent-style-name="Textbody" style:family="paragraph">
      <style:text-properties style:font-name="Fira Sans" fo:font-size="11pt" style:font-size-asian="11pt"/>
    </style:style>
    <style:style style:name="P313" style:parent-style-name="Textbody" style:family="paragraph">
      <style:text-properties style:font-name="Fira Sans" fo:font-size="11pt" style:font-size-asian="11pt"/>
    </style:style>
    <style:style style:name="P314" style:parent-style-name="Textbody" style:family="paragraph">
      <style:text-properties style:font-name="Fira Sans" fo:font-size="11pt" style:font-size-asian="11pt"/>
    </style:style>
    <style:style style:name="P315" style:parent-style-name="Textbody" style:family="paragraph">
      <style:text-properties style:font-name="Fira Sans" fo:font-size="11pt" style:font-size-asian="11pt"/>
    </style:style>
    <style:style style:name="P316" style:parent-style-name="Textbody" style:family="paragraph">
      <style:text-properties style:font-name="Fira Sans" fo:font-size="11pt" style:font-size-asian="11pt"/>
    </style:style>
    <style:style style:name="P317" style:parent-style-name="Textbody" style:family="paragraph">
      <style:text-properties style:font-name="Fira Sans" fo:font-size="11pt" style:font-size-asian="11pt"/>
    </style:style>
    <style:style style:name="P318" style:parent-style-name="Textbody" style:family="paragraph">
      <style:text-properties style:font-name="Fira Sans" fo:font-size="11pt" style:font-size-asian="11pt"/>
    </style:style>
    <style:style style:name="P319" style:parent-style-name="Textbody" style:family="paragraph">
      <style:text-properties style:font-name="Fira Sans" fo:font-size="11pt" style:font-size-asian="11pt"/>
    </style:style>
    <style:style style:name="P320" style:parent-style-name="Textbody" style:family="paragraph">
      <style:text-properties style:font-name="Fira Sans" fo:font-size="11pt" style:font-size-asian="11pt"/>
    </style:style>
    <style:style style:name="P321" style:parent-style-name="Textbody" style:family="paragraph">
      <style:text-properties style:font-name="Fira Sans" fo:font-size="11pt" style:font-size-asian="11pt" fo:language="en" fo:country="US"/>
    </style:style>
    <style:style style:name="P322" style:parent-style-name="Textbody" style:family="paragraph">
      <style:text-properties style:font-name="Fira Sans" fo:font-size="11pt" style:font-size-asian="11pt" fo:language="en" fo:country="US"/>
    </style:style>
    <style:style style:name="P323" style:parent-style-name="Textbody" style:family="paragraph">
      <style:text-properties style:font-name="Fira Sans" fo:font-size="11pt" style:font-size-asian="11pt" fo:language="en" fo:country="US"/>
    </style:style>
    <style:style style:name="P324" style:parent-style-name="Textbody" style:family="paragraph">
      <style:text-properties style:font-name="Fira Sans" fo:font-size="11pt" style:font-size-asian="11pt" fo:language="en" fo:country="US"/>
    </style:style>
    <style:style style:name="P325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2">Mappen en bestanden aanmaken in Terminal</text:h>
      <text:p text:style-name="Textbody"><text:span text:style-name="T2">dominique@Dominiques-16-MacBook-Pro ~ % </text:span><text:span text:style-name="T3">cd Desktop</text:span></text:p>
      <text:p text:style-name="Textbody"><text:span text:style-name="T4">dominique@Dominiques-16-MacBook-Pro Desktop % </text:span><text:span text:style-name="T5">mkdir pro-sass</text:span></text:p>
      <text:p text:style-name="Textbody"><text:span text:style-name="T6">dominique@Dominiques-16-MacBook-Pro Desktop % </text:span><text:span text:style-name="T7">cd pro-sass</text:span></text:p>
      <text:p text:style-name="Textbody"><text:span text:style-name="T8">dominique@Dominiques-16-MacBook-Pro pro-sass % </text:span><text:span text:style-name="T9">mkdir src (maak keen nieuwe folder aan)</text:span></text:p>
      <text:p text:style-name="Textbody"><text:span text:style-name="T10">dominique@Dominiques-16-MacBook-Pro pro-sass % </text:span><text:span text:style-name="T11">touch index.html (maa keen index pagina aan in je folder)</text:span></text:p>
      <text:p text:style-name="Textbody"><text:span text:style-name="T12">dominique@Dominiques-16-MacBook-Pro pro-sass % </text:span><text:span text:style-name="T13">ls</text:span></text:p>
      <text:p text:style-name="P14">index.html src</text:p>
      <text:p text:style-name="Textbody"><text:span text:style-name="T15">dominique@Dominiques-16-MacBook-Pro pro-sass % </text:span><text:span text:style-name="T16">cd src</text:span></text:p>
      <text:p text:style-name="Textbody"><text:span text:style-name="T17">dominique@Dominiques-16-MacBook-Pro src % </text:span><text:span text:style-name="T18">mkdir scss</text:span></text:p>
      <text:p text:style-name="Textbody"><text:span text:style-name="T19">dominique@Dominiques-16-MacBook-Pro src % </text:span><text:span text:style-name="T20">cd scss</text:span></text:p>
      <text:p text:style-name="Textbody"><text:span text:style-name="T21">dominique@Dominiques-16-MacBook-Pro scss % </text:span><text:span text:style-name="T22">touch main.scss</text:span></text:p>
      <text:p text:style-name="Textbody"><text:span text:style-name="T23">dominique@Dominiques-16-MacBook-Pro scs</text:span><text:span text:style-name="T24">s % </text:span><text:span text:style-name="T25">cd ..</text:span></text:p>
      <text:p text:style-name="Textbody"><text:span text:style-name="T26">dominique@Dominiques-16-MacBook-Pro src % </text:span><text:span text:style-name="T27">cd ..</text:span></text:p>
      <text:p text:style-name="Textbody"><text:span text:style-name="T28">dominique@Dominiques-16-MacBook-Pro pro-sass % </text:span><text:span text:style-name="T29">pwd</text:span></text:p>
      <text:p text:style-name="P30">/Users/dominique/Desktop/pro-sass</text:p>
      <text:p text:style-name="P31"/>
      <text:p text:style-name="P32">Foutmelding dat ik niet administrator ben:</text:p>
      <text:p text:style-name="P33">Set-ExecutionPolicy -ExecutionPolicy RemoteSigned -Scope<text:s/>CurrentUser</text:p>
      <text:p text:style-name="P34"/>
      <text:p text:style-name="P35"/>
      <text:p text:style-name="P36">Installeren van verschillende plugins:</text:p>
      <text:p text:style-name="P37">npm i gulp-sass gulp-postcss cssnano browser-sync -D</text:p>
      <text:p text:style-name="P38"/>
      <text:p text:style-name="P39">in de gulp.js zet je hetvolgend:</text:p>
      <text:p text:style-name="P40"><text:span text:style-name="T41">//watchen, compileren, syncen</text:span></text:p>
      <text:p text:style-name="P42"><text:span text:style-name="T43">const</text:span><text:span text:style-name="T44">{</text:span><text:span text:style-name="T45">src</text:span><text:span text:style-name="T46">,</text:span><text:span text:style-name="T47"> </text:span><text:span text:style-name="T48">dest</text:span><text:span text:style-name="T49">,</text:span><text:span text:style-name="T50"> </text:span><text:span text:style-name="T51">watch</text:span><text:span text:style-name="T52">,</text:span><text:span text:style-name="T53"> </text:span><text:span text:style-name="T54">series</text:span><text:span text:style-name="T55">}</text:span><text:span text:style-name="T56">=</text:span><text:span text:style-name="T57"> </text:span><text:span text:style-name="T58">require</text:span><text:span text:style-name="T59">(</text:span><text:span text:style-name="T60">"gulp"</text:span><text:span text:style-name="T61">)</text:span><text:span text:style-name="T62">;</text:span></text:p>
      <text:p text:style-name="P63"><text:span text:style-name="T64">const</text:span><text:span text:style-name="T65"> </text:span><text:span text:style-name="T66">sass</text:span><text:span text:style-name="T67">=</text:span><text:span text:style-name="T68"> </text:span><text:span text:style-name="T69">require</text:span><text:span text:style-name="T70">(</text:span><text:span text:style-name="T71">'gulp-sass'</text:span><text:span text:style-name="T72">)</text:span><text:span text:style-name="T73">;</text:span></text:p>
      <text:p text:style-name="P74"><text:span text:style-name="T75">const</text:span><text:span text:style-name="T76"> </text:span><text:span text:style-name="T77">postcss</text:span><text:span text:style-name="T78">=</text:span><text:span text:style-name="T79"> </text:span><text:span text:style-name="T80">require</text:span><text:span text:style-name="T81">(</text:span><text:span text:style-name="T82">'gulp-postcss'</text:span><text:span text:style-name="T83">)</text:span><text:span text:style-name="T84">;</text:span></text:p>
      <text:p text:style-name="P85"><text:span text:style-name="T86">const</text:span><text:span text:style-name="T87"> </text:span><text:span text:style-name="T88">cssnano</text:span><text:span text:style-name="T89"> </text:span><text:span text:style-name="T90">=</text:span><text:span text:style-name="T91"> </text:span><text:span text:style-name="T92">require</text:span><text:span text:style-name="T93">(</text:span><text:span text:style-name="T94">"cssnano"</text:span><text:span text:style-name="T95">)</text:span><text:span text:style-name="T96">;</text:span></text:p>
      <text:p text:style-name="P97"><text:span text:style-name="T98">const</text:span><text:span text:style-name="T99"> </text:span><text:span text:style-name="T100">browsersync</text:span><text:span text:style-name="T101"> </text:span><text:span text:style-name="T102">=</text:span><text:span text:style-name="T103"> </text:span><text:span text:style-name="T104">require</text:span><text:span text:style-name="T105"> </text:span><text:span text:style-name="T106">(</text:span><text:span text:style-name="T107">'browser-sync'</text:span><text:span text:style-name="T108">).</text:span><text:span text:style-name="T109">create</text:span><text:span text:style-name="T110">()</text:span><text:span text:style-name="T111">;</text:span></text:p>
      <text:p text:style-name="P112"/>
      <text:p text:style-name="P113"><text:span text:style-name="T114">function</text:span><text:span text:style-name="T115"> </text:span><text:span text:style-name="T116">scss</text:span><text:span text:style-name="T117">(){</text:span></text:p>
      <text:p text:style-name="P118"><text:span text:style-name="T119">    </text:span><text:span text:style-name="T120">return</text:span><text:span text:style-name="T121"> </text:span><text:span text:style-name="T122">src</text:span><text:span text:style-name="T123">(</text:span><text:span text:style-name="T124">'src/scss/main.scss'</text:span><text:span text:style-name="T125">,</text:span><text:span text:style-name="T126"> {sourcemaps</text:span><text:span text:style-name="T127">:</text:span><text:span text:style-name="T128">true</text:span><text:span text:style-name="T129">}</text:span><text:span text:style-name="T130">)</text:span></text:p>
      <text:soft-page-break/>
      <text:p text:style-name="P131"><text:span text:style-name="T132">    </text:span><text:span text:style-name="T133">.</text:span><text:span text:style-name="T134">pipe</text:span><text:span text:style-name="T135">(</text:span><text:span text:style-name="T136">sass</text:span><text:span text:style-name="T137">())</text:span></text:p>
      <text:p text:style-name="P138"><text:span text:style-name="T139">    </text:span><text:span text:style-name="T140">.</text:span><text:span text:style-name="T141">pipe</text:span><text:span text:style-name="T142">(postcss[</text:span><text:span text:style-name="T143">cssnano</text:span><text:span text:style-name="T144">()])</text:span></text:p>
      <text:p text:style-name="P145"><text:span text:style-name="T146">    </text:span><text:span text:style-name="T147">.</text:span><text:span text:style-name="T148">pipe</text:span><text:span text:style-name="T149">(</text:span><text:span text:style-name="T150">dest</text:span><text:span text:style-name="T151">(</text:span><text:span text:style-name="T152">'dist/css'</text:span><text:span text:style-name="T153">,</text:span><text:span text:style-name="T154"> {sourcemap</text:span><text:span text:style-name="T155">:</text:span><text:span text:style-name="T156"> </text:span><text:span text:style-name="T157">'.'</text:span><text:span text:style-name="T158">}</text:span><text:span text:style-name="T159">))</text:span><text:span text:style-name="T160">;</text:span></text:p>
      <text:p text:style-name="P161">}</text:p>
      <text:p text:style-name="P162"/>
      <text:p text:style-name="P163"><text:span text:style-name="T164">function</text:span><text:span text:style-name="T165"> </text:span><text:span text:style-name="T166">sync</text:span><text:span text:style-name="T167">(</text:span><text:span text:style-name="T168">cb</text:span><text:span text:style-name="T169">){</text:span></text:p>
      <text:p text:style-name="P170"><text:span text:style-name="T171">    </text:span><text:span text:style-name="T172">browsersync</text:span><text:span text:style-name="T173">.</text:span><text:span text:style-name="T174">init</text:span><text:span text:style-name="T175">(</text:span><text:span text:style-name="T176">{</text:span></text:p>
      <text:p text:style-name="P177"><text:span text:style-name="T178">        </text:span><text:span text:style-name="T179">server</text:span><text:span text:style-name="T180">:</text:span><text:span text:style-name="T181">{</text:span></text:p>
      <text:p text:style-name="P182"><text:span text:style-name="T183">            baseDir</text:span><text:span text:style-name="T184">:</text:span><text:span text:style-name="T185"> </text:span><text:span text:style-name="T186">'.'</text:span><text:span text:style-name="T187">,</text:span></text:p>
      <text:p text:style-name="P188">        }</text:p>
      <text:p text:style-name="P189"><text:span text:style-name="T190">    }</text:span><text:span text:style-name="T191">)</text:span><text:span text:style-name="T192">;</text:span></text:p>
      <text:p text:style-name="P193"><text:span text:style-name="T194">    </text:span><text:span text:style-name="T195">cb</text:span><text:span text:style-name="T196">()</text:span><text:span text:style-name="T197">;</text:span></text:p>
      <text:p text:style-name="P198">}</text:p>
      <text:p text:style-name="P199"/>
      <text:p text:style-name="P200"><text:span text:style-name="T201">function</text:span><text:span text:style-name="T202"> </text:span><text:span text:style-name="T203">syncReload</text:span><text:span text:style-name="T204">(</text:span><text:span text:style-name="T205">cb</text:span><text:span text:style-name="T206">){</text:span></text:p>
      <text:p text:style-name="P207"><text:span text:style-name="T208">    </text:span><text:span text:style-name="T209">browsersync</text:span><text:span text:style-name="T210">.</text:span><text:span text:style-name="T211">reload</text:span><text:span text:style-name="T212">()</text:span><text:span text:style-name="T213">;</text:span></text:p>
      <text:p text:style-name="P214"><text:span text:style-name="T215">    </text:span><text:span text:style-name="T216">cb</text:span><text:span text:style-name="T217">()</text:span><text:span text:style-name="T218">;</text:span></text:p>
      <text:p text:style-name="P219">}</text:p>
      <text:p text:style-name="P220"/>
      <text:p text:style-name="P221"><text:span text:style-name="T222">function</text:span><text:span text:style-name="T223"> </text:span><text:span text:style-name="T224">watch</text:span><text:span text:style-name="T225">(){</text:span></text:p>
      <text:p text:style-name="P226"><text:span text:style-name="T227">    </text:span><text:span text:style-name="T228">watch</text:span><text:span text:style-name="T229">(</text:span><text:span text:style-name="T230">'*.html'</text:span><text:span text:style-name="T231">,</text:span><text:span text:style-name="T232"> </text:span><text:span text:style-name="T233">syncReload)</text:span><text:span text:style-name="T234">;</text:span></text:p>
      <text:p text:style-name="P235"><text:span text:style-name="T236">    </text:span><text:span text:style-name="T237">watch</text:span><text:span text:style-name="T238">([</text:span><text:span text:style-name="T239">'src/scss/**/*.scss'</text:span><text:span text:style-name="T240">],</text:span><text:span text:style-name="T241"> </text:span><text:span text:style-name="T242">serie</text:span><text:span text:style-name="T243">(scss,</text:span><text:span text:style-name="T244"> </text:span><text:span text:style-name="T245">syncReload))</text:span><text:span text:style-name="T246">;</text:span></text:p>
      <text:p text:style-name="P247">}</text:p>
      <text:p text:style-name="P248"/>
      <text:p text:style-name="P249"><text:span text:style-name="T250">exports</text:span><text:span text:style-name="T251">.default</text:span><text:span text:style-name="T252"> </text:span><text:span text:style-name="T253">=</text:span><text:span text:style-name="T254"> </text:span><text:span text:style-name="T255">series</text:span><text:span text:style-name="T256">(</text:span></text:p>
      <text:p text:style-name="P257"><text:span text:style-name="T258">    </text:span><text:span text:style-name="T259">scss,</text:span></text:p>
      <text:p text:style-name="P260"><text:span text:style-name="T261">    </text:span><text:span text:style-name="T262">browsersync,</text:span></text:p>
      <text:p text:style-name="P263"><text:span text:style-name="T264">    </text:span><text:span text:style-name="T265">watch</text:span></text:p>
      <text:p text:style-name="P266"><text:span text:style-name="T267">)</text:span><text:span text:style-name="T268">;</text:span></text:p>
      <text:p text:style-name="P269">Terminal: clear</text:p>
      <text:p text:style-name="P270">Terminal: gulp</text:p>
      <text:p text:style-name="P271"/>
      <text:p text:style-name="P272">Uitleg Martine:</text:p>
      <text:p text:style-name="P273">mkdir scss</text:p>
      <text:p text:style-name="P274"/>
      <text:p text:style-name="P275">Ga naar de map scss:</text:p>
      <text:p text:style-name="P276">cd scss</text:p>
      <text:p text:style-name="P277"/>
      <text:p text:style-name="P278">Maak de main.scss file aan:</text:p>
      <text:p text:style-name="P279">touch main.scss</text:p>
      <text:p text:style-name="P280"/>
      <text:p text:style-name="P281">Ga terug naar root map</text:p>
      <text:p text:style-name="P282">cd ../../</text:p>
      <text:p text:style-name="P283"/>
      <text:p text:style-name="P284">Open VSC:</text:p>
      <text:p text:style-name="P285">code .</text:p>
      <text:p text:style-name="P286"/>
      <text:p text:style-name="P287"/>
      <text:p text:style-name="P288">Terminal in VSC:</text:p>
      <text:p text:style-name="P289"/>
      <text:p text:style-name="P290">Om de package json te initialiseren:</text:p>
      <text:p text:style-name="P291">npm initi -y<text:s/></text:p>
      <text:p text:style-name="P292"/>
      <text:p text:style-name="P293">Installeer gulp binnen het project als dependency:</text:p>
      <text:p text:style-name="P294">npm i gulp -D</text:p>
      <text:p text:style-name="P295"/>
      <text:p text:style-name="P296">Om sass te installeren in project:</text:p>
      <text:p text:style-name="P297">npm i sass -D</text:p>
      <text:p text:style-name="P298"/>
      <text:p text:style-name="P299">Vul standaard html in, in index.html</text:p>
      <text:p text:style-name="P300">Dan vul wat in, in de main.scss</text:p>
      <text:p text:style-name="P301"/>
      <text:p text:style-name="P302">dan gaan we sass laten watchen:</text:p>
      <text:p text:style-name="P303">sass --watch src/scss/main.scss dist/css/main.css</text:p>
      <text:p text:style-name="P304"/>
      <text:p text:style-name="P305">Meer packages van gulp installeren:</text:p>
      <text:p text:style-name="P306">npm i gulp-sass gulp-postcss cssnano browser-sync -D</text:p>
      <text:p text:style-name="P307"/>
      <text:p text:style-name="P308">Als gulp-sass moeilijk doet, doe je dit:</text:p>
      <text:p text:style-name="P309">npm i sass gulp-postcss cssnano browser-sync -D</text:p>
      <text:p text:style-name="P310"/>
      <text:p text:style-name="P311">Maak de gulpfile aan (in git bash doen):</text:p>
      <text:p text:style-name="P312">touch gulpfile.js</text:p>
      <text:p text:style-name="P313"/>
      <text:p text:style-name="P314"/>
      <text:p text:style-name="P315"/>
      <text:p text:style-name="P316"/>
      <text:p text:style-name="P317">Om de map te inspecteren:</text:p>
      <text:p text:style-name="P318">ls</text:p>
      <text:p text:style-name="P319"/>
      <text:p text:style-name="P320">Om gulp op de pc te installeren:</text:p>
      <text:p text:style-name="P321">npm install gulp-cli -g</text:p>
      <text:p text:style-name="P322"/>
      <text:p text:style-name="P323">Bij foutmelding in terminal in VSC, pas de policies aan indien dit nodig is:</text:p>
      <text:p text:style-name="P324">Set-ExecutionPolicy -ExecutionPolicy RemoteSigned -Scope CurrentUser</text:p>
      <text:p text:style-name="P3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ira Sans" svg:font-family="Fira Sans" style:font-family-generic="system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zh" style:country-asian="CN" style:language-complex="hi" style:country-complex="IN" style:text-combine="none" fo:hyphenate="true"/>
    </style:default-style>
    <style:style style:name="Kop2" style:display-name="Kop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ovo</dc:creator>
    <meta:creation-date>2021-03-12T10:09:00Z</meta:creation-date>
    <dc:date>2021-03-12T11:33:00Z</dc:date>
    <meta:template xlink:href="Normal.dotm" xlink:type="simple"/>
    <meta:editing-cycles>6</meta:editing-cycles>
    <meta:editing-duration>PT8040S</meta:editing-duration>
    <meta:document-statistic meta:page-count="4" meta:paragraph-count="5" meta:word-count="444" meta:character-count="2884" meta:row-count="20" meta:non-whitespace-character-count="2445"/>
  </office:meta>
</office:document-meta>
</file>